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Preformatted_20_Text">
      <style:paragraph-properties fo:margin-top="0cm" fo:margin-bottom="0.499cm" loext:contextual-spacing="false"/>
      <style:text-properties officeooo:rsid="000a9d29" officeooo:paragraph-rsid="000a9d29"/>
    </style:style>
    <style:style style:name="P3" style:family="paragraph" style:parent-style-name="Preformatted_20_Text">
      <style:paragraph-properties fo:margin-top="0cm" fo:margin-bottom="0.499cm" loext:contextual-spacing="false"/>
      <style:text-properties officeooo:paragraph-rsid="000a9d29"/>
    </style:style>
    <style:style style:name="P4" style:family="paragraph" style:parent-style-name="Standard">
      <style:text-properties officeooo:rsid="00098e0c" officeooo:paragraph-rsid="00098e0c"/>
    </style:style>
    <style:style style:name="P5" style:family="paragraph" style:parent-style-name="Standard">
      <style:text-properties officeooo:rsid="00098e0c" officeooo:paragraph-rsid="000a9d29"/>
    </style:style>
    <style:style style:name="P6" style:family="paragraph" style:parent-style-name="Standard">
      <style:text-properties officeooo:paragraph-rsid="000a9d29"/>
    </style:style>
    <style:style style:name="P7" style:family="paragraph" style:parent-style-name="Standard">
      <style:text-properties officeooo:rsid="000a9d29" officeooo:paragraph-rsid="000a9d29"/>
    </style:style>
    <style:style style:name="T1" style:family="text">
      <style:text-properties officeooo:rsid="00098e0c"/>
    </style:style>
    <style:style style:name="T2" style:family="text">
      <style:text-properties fo:color="#008000"/>
    </style:style>
    <style:style style:name="T3" style:family="text">
      <style:text-properties fo:color="#800000"/>
    </style:style>
    <style:style style:name="T4" style:family="text">
      <style:text-properties officeooo:rsid="000a9d29"/>
    </style:style>
    <style:style style:name="T5" style:family="text">
      <style:text-properties fo:font-weight="bold"/>
    </style:style>
    <style:style style:name="T6" style:family="text">
      <style:text-properties fo:font-weight="bold" officeooo:rsid="000a9d29" style:font-weight-asian="bold" style:font-weight-complex="bold"/>
    </style:style>
    <style:style style:name="T7" style:family="text">
      <style:text-properties fo:color="#c9211e" fo:font-weight="bold" officeooo:rsid="000a9d29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www.bogotobogo.com/Hadoop/BigData_hadoop_Install_on_ubuntu_16_04_single_node_cluster.php" text:style-name="Internet_20_link" text:visited-style-name="Visited_20_Internet_20_Link">https://www.bogotobogo.com/Hadoop/BigData_hadoop_Install_on_ubuntu_16_04_single_node_cluster.php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1../usr/lib/jvm/java-11-openjdk-amd64/bin/java</text:p>
      <text:p text:style-name="P5"/>
      <text:p text:style-name="P5"/>
      <text:p text:style-name="P6"><text:span text:style-name="T1">.</text:span><text:span text:style-name="T4">2. <text:s text:c="3"/>cse</text:span>:/home/hduser$ sudo su hduser</text:p>
      <text:p text:style-name="P5"/>
      <text:p text:style-name="P5"/>
      <text:p text:style-name="P6"><text:span text:style-name="T4">2.</text:span>hduser@ubuntu-VirtualBox:~$ <text:span text:style-name="T2">readlink -f /usr/bin/javac</text:span></text:p>
      <text:p text:style-name="P1"><text:span text:style-name="T3">/usr/lib/jvm/java-8-openjdk-amd64</text:span>/bin/javac</text:p>
      <text:p text:style-name="P1"/>
      <text:p text:style-name="P3"><text:span text:style-name="T4">3..</text:span><text:span text:style-name="T5">/usr/local/hadoop/etc/hadoop/mapred-site.xml</text:span></text:p>
      <text:p text:style-name="Text_20_body">By default, the <text:span text:style-name="T5">/usr/local/hadoop/etc/hadoop/</text:span> folder contains <text:line-break/><text:span text:style-name="T7">vim </text:span><text:span text:style-name="T5">/usr/local/hadoop/etc/hadoop/mapred-site.xml.template</text:span> <text:line-break/>file which has to be renamed/copied with the name <text:span text:style-name="T5">mapred-site.xml</text:span>:</text:p>
      <text:p text:style-name="Text_20_body"/>
      <text:p text:style-name="P2"/>
      <text:p text:style-name="P7"/>
      <text:p text:style-name="P4"/>
      <text:p text:style-name="P4"/>
      <text:p text:style-name="P4">2..sudo su root user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6T11:05:30.587246537</meta:creation-date>
    <dc:date>2022-09-26T12:57:28.364396952</dc:date>
    <meta:editing-duration>PT1M28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8" meta:word-count="35" meta:character-count="535" meta:non-whitespace-character-count="503"/>
  </office:meta>
</office:document-meta>
</file>